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fill="solid" draw:fill-color="#198a8a" draw:textarea-horizontal-align="center" draw:textarea-vertical-align="middle" draw:fit-to-size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6pt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4" draw:layer="layout" svg:width="5.08cm" svg:height="2.54cm" svg:x="13.335cm" svg:y="10.159cm">
          <text:p text:style-name="P1">DUD/Simplex</text:p>
        </draw:rect>
        <draw:rect draw:style-name="gr2" draw:text-style-name="P1" draw:id="id3" draw:layer="layout" svg:width="5.08cm" svg:height="1.269cm" svg:x="13.335cm" svg:y="8.89cm">
          <text:p text:style-name="P1">Algorithm</text:p>
        </draw:rect>
        <draw:rect draw:style-name="gr1" draw:text-style-name="P1" draw:id="id2" draw:layer="layout" svg:width="5.08cm" svg:height="2.54cm" svg:x="13.335cm" svg:y="4.444cm">
          <text:p text:style-name="P1">MainProgram</text:p>
        </draw:rect>
        <draw:rect draw:style-name="gr2" draw:text-style-name="P1" draw:layer="layout" svg:width="5.08cm" svg:height="1.269cm" svg:x="13.335cm" svg:y="3.175cm">
          <text:p text:style-name="P1">MainProgram</text:p>
        </draw:rect>
        <draw:rect draw:style-name="gr3" draw:text-style-name="P2" draw:layer="layout" svg:width="5.08cm" svg:height="2.54cm" svg:x="13.335cm" svg:y="22.86cm">
          <text:p text:style-name="P1">SwanWrapper</text:p>
        </draw:rect>
        <draw:rect draw:style-name="gr2" draw:text-style-name="P3" draw:id="id8" draw:layer="layout" svg:width="5.08cm" svg:height="1.269cm" svg:x="13.335cm" svg:y="21.591cm">
          <text:p text:style-name="P1"><text:span text:style-name="T1">StochModelInstance</text:span></text:p>
        </draw:rect>
        <draw:rect draw:style-name="gr3" draw:text-style-name="P2" draw:id="id7" draw:layer="layout" svg:width="5.08cm" svg:height="2.54cm" svg:x="13.335cm" svg:y="16.51cm">
          <text:p text:style-name="P1">SwanWrapper</text:p>
        </draw:rect>
        <draw:rect draw:style-name="gr2" draw:text-style-name="P3" draw:id="id5" draw:layer="layout" svg:width="5.08cm" svg:height="1.269cm" svg:x="13.335cm" svg:y="15.241cm">
          <text:p text:style-name="P1"><text:span text:style-name="T1">StochModelFactory</text:span></text:p>
        </draw:rect>
        <draw:rect draw:style-name="gr1" draw:text-style-name="P1" draw:layer="layout" svg:width="5.08cm" svg:height="2.54cm" svg:x="6.985cm" svg:y="16.51cm">
          <text:p text:style-name="P1">CtaStochObs</text:p>
        </draw:rect>
        <draw:rect draw:style-name="gr2" draw:text-style-name="P4" draw:id="id6" draw:layer="layout" svg:width="5.08cm" svg:height="1.269cm" svg:x="6.985cm" svg:y="15.241cm">
          <text:p text:style-name="P1"><text:span text:style-name="T2">StochObserver</text:span></text:p>
        </draw:rect>
        <draw:custom-shape draw:style-name="gr4" draw:text-style-name="P1" draw:id="id1" draw:layer="layout" svg:width="10.795cm" svg:height="12.065cm" svg:x="1.27cm" svg:y="1.27cm">
          <text:p text:style-name="P1">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89cm" svg:height="2.54cm" svg:x="1.905cm" svg:y="3.175cm">
          <text:p text:style-name="P1">StochObserver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89cm" svg:height="2.54cm" svg:x="1.905cm" svg:y="9.525cm">
          <text:p text:style-name="P1">Algorithm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89cm" svg:height="2.54cm" svg:x="1.905cm" svg:y="6.35cm">
          <text:p text:style-name="P1">StochModelConfi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line" svg:x1="12.065cm" svg:y1="7.302cm" svg:x2="13.335cm" svg:y2="5.714cm" draw:start-shape="id1" draw:start-glue-point="1" draw:end-shape="id2">
          <text:p/>
        </draw:connector>
        <draw:connector draw:style-name="gr6" draw:text-style-name="P2" draw:layer="layout" draw:type="line" svg:x1="15.875cm" svg:y1="6.984cm" svg:x2="15.875cm" svg:y2="8.89cm" draw:start-shape="id2" draw:start-glue-point="2" draw:end-shape="id3" draw:end-glue-point="0">
          <text:p/>
        </draw:connector>
        <draw:connector draw:style-name="gr6" draw:text-style-name="P2" draw:layer="layout" draw:type="line" svg:x1="15.875cm" svg:y1="12.699cm" svg:x2="15.875cm" svg:y2="15.241cm" draw:start-shape="id4" draw:start-glue-point="2" draw:end-shape="id5" draw:end-glue-point="0">
          <text:p/>
        </draw:connector>
        <draw:connector draw:style-name="gr6" draw:text-style-name="P2" draw:layer="layout" draw:type="line" svg:x1="15.875cm" svg:y1="12.699cm" svg:x2="9.525cm" svg:y2="15.241cm" draw:start-shape="id4" draw:start-glue-point="2" draw:end-shape="id6" draw:end-glue-point="0">
          <text:p/>
        </draw:connector>
        <draw:connector draw:style-name="gr6" draw:text-style-name="P2" draw:layer="layout" draw:type="line" svg:x1="15.875cm" svg:y1="19.05cm" svg:x2="15.875cm" svg:y2="21.591cm" draw:start-shape="id7" draw:start-glue-point="2" draw:end-shape="id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6-05T23:45:38</meta:creation-date>
    <dc:date>2007-06-06T21:46:49</dc:date>
    <dc:language>en-US</dc:language>
    <meta:editing-cycles>5</meta:editing-cycles>
    <meta:editing-duration>PT8H14M5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